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239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222.75pt"/>
    </style:style>
    <style:style style:name="co6" style:family="table-column">
      <style:table-column-properties fo:break-before="auto" style:column-width="322.5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style:font-name="Liberation Sans" fo:font-size="18pt" style:font-name-asian="WenQuanYi Zen Hei Sharp" style:font-size-asian="18pt" style:font-name-complex="Lohit Devanagari" style:font-size-complex="18pt"/>
    </style:style>
    <style:style style:name="ce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color="#cc0000"/>
    </style:style>
    <style:style style:name="ce16" style:family="table-cell" style:parent-style-name="Default">
      <style:table-cell-properties fo:background-color="transparent"/>
      <style:text-properties fo:color="#0000a8"/>
    </style:style>
    <style:style style:name="ce17" style:family="table-cell" style:parent-style-name="Default">
      <style:table-cell-properties fo:background-color="transparent"/>
      <style:text-properties fo:color="#ff00ff"/>
    </style:style>
    <style:style style:name="ce18" style:family="table-cell" style:parent-style-name="Default">
      <style:table-cell-properties fo:background-color="transparent"/>
      <style:text-properties fo:color="#ff00ff"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ackground-color="transparent"/>
      <style:text-properties fo:color="#a85300"/>
    </style:style>
    <style:style style:name="ce20" style:family="table-cell" style:parent-style-name="Default">
      <style:table-cell-properties fo:background-color="transparent"/>
      <style:text-properties fo:color="#a85300"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23" style:family="table-cell" style:parent-style-name="Default"/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3fbdbe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00a853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4.95pt" svg:x="526.42pt" svg:y="203.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/>
          <table:table-cell table:style-name="ce2" office:value-type="string" calcext:value-type="string">
            <text:p>Studio USD Pipe</text:p>
          </table:table-cell>
          <table:table-cell table:style-name="ce10" office:value-type="string" calcext:value-type="string">
            <text:p>Unit Test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lease</text:p>
          </table:table-cell>
          <table:table-cell table:style-name="ce1"/>
          <table:table-cell office:value-type="string" calcext:value-type="string">
            <text:p>pendin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udio command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reate Show Tool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Studio Launcher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oolKit Plugin</text:p>
          </table:table-cell>
          <table:table-cell table:style-name="ce27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work in progress tool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Asset Push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hair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<text:s/>Asset Pull</text:p>
          </table:table-cell>
          <table:table-cell table:style-name="ce28" office:value-type="string" calcext:value-type="string">
            <text:p>WIP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 office:value-type="string" calcext:value-type="string">
            <text:p>shader pull render problem</text:p>
          </table:table-cell>
          <table:table-cell office:value-type="string" calcext:value-type="string">
            <text:p>// Error: file: /usr/autodesk/2018/scripts/AETemplates/AEfileTemplate.mel line 468: Object 'textureUvTilingGeneratePreviewButton' not found. // </text:p>
            <text:p/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Asset Composition Usd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Show Asset USD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Casting Sheet</text:p>
          </table:table-cell>
          <table:table-cell table:style-name="ce33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Anim 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Anim 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Show Anim USD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Lgt <text:s/>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Lgt <text:s/>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Lgt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Comp Pull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Comp Push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Comp Render Submit </text:p>
          </table:table-cell>
          <table:table-cell table:style-name="ce29"/>
          <table:table-cell table:style-name="ce11" table:number-columns-repeated="2"/>
          <table:table-cell table:style-name="ce1"/>
          <table:table-cell table:style-name="ce26"/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Spread Sheet</text:p>
          </table:table-cell>
          <table:table-cell table:style-name="ce27" office:value-type="string" calcext:value-type="string">
            <text:p>Done</text:p>
          </table:table-cell>
          <table:table-cell table:style-name="ce11" office:value-type="string" calcext:value-type="string">
            <text:p>Done</text:p>
          </table:table-cell>
          <table:table-cell table:style-name="ce11"/>
          <table:table-cell table:style-name="ce1"/>
          <table:table-cell table:style-name="ce26"/>
          <table:table-cell/>
        </table:table-row>
        <table:table-row table:style-name="ro2">
          <table:table-cell table:style-name="ce1" table:number-columns-repeated="6"/>
          <table:table-cell table:style-name="ce26"/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3" office:value-type="string" calcext:value-type="string">
            <text:p>progress</text:p>
          </table:table-cell>
          <table:table-cell table:number-columns-repeated="6"/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C11:Sheet1.C20 Sheet1.C2:Sheet1.C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1:Sheet1.C20 Sheet1.C2:Sheet1.C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B23:Sheet1.B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0:Sheet1.C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percent"/>
            </calcext:data-bar>
          </calcext:conditional-format>
          <calcext:conditional-format calcext:target-range-address="Sheet1.C10:Sheet1.C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00/00/0000</text:date>, <text:time style:data-style-name="N2" text:time-value="11:52:16.270903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0:50:33.253132367</meta:creation-date>
    <meta:generator>LibreOffice/5.3.6.1$Linux_X86_64 LibreOffice_project/30$Build-1</meta:generator>
    <dc:date>2020-05-17T11:53:06.099657516</dc:date>
    <meta:editing-duration>PT6H17M8S</meta:editing-duration>
    <meta:editing-cycles>36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5cm" xlink:href=".." xlink:type="simple" chart:class="chart:bar" chart:style-name="ch1">
        <chart:legend chart:legend-position="end" svg:x="-0.21cm" svg:y="-0.001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